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 3 - Raspberry Pi</text:p>
      <text:p text:style-name="Standard"/>
      <text:p text:style-name="Standard">barely = hardly = scarely : à peine</text:p>
      <text:p text:style-name="Standard">=/= hard : dur/durement</text:p>
      <text:p text:style-name="Standard">berry : baie</text:p>
      <text:p text:style-name="Standard">hdmi : high definition multimedia interface</text:p>
      <text:p text:style-name="Standard">lan : local area network</text:p>
      <text:p text:style-name="Standard">specs : specification</text:p>
      <text:p text:style-name="Standard"/>
      <text:p text:style-name="Standard">a micro-computer</text:p>
      <text:p text:style-name="Standard">a miniature computer</text:p>
      <text:p text:style-name="Standard">a mini computer</text:p>
      <text:p text:style-name="Standard">not bigger than a credit card</text:p>
      <text:p text:style-name="Standard">it's barely bigger than a credit card</text:p>
      <text:p text:style-name="Standard">an hdmi port, an ethernet port, an audio outport, a video outport, 2 usb ports, and an sd card for storage</text:p>
      <text:p text:style-name="Standard">he just have to plug it in</text:p>
      <text:p text:style-name="Standard">a Raspberry Pi</text:p>
      <text:p text:style-name="Standard">os on windows pc</text:p>
      <text:p text:style-name="Standard">he launched a game of snake. Heasy to learn Python.</text:p>
      <text:p text:style-name="Standard">The source code on the left.</text:p>
      <text:p text:style-name="Standard">You have access to Linux source code, which means you could midify it if you were competent enough.</text:p>
      <text:p text:style-name="Standard">He opened the internet browser to saw the gardian page</text:p>
      <text:p text:style-name="Standard">the circuit board</text:p>
      <text:p text:style-name="Standard">Remarkably functional</text:p>
      <text:p text:style-name="Standard"/>
      <text:p text:style-name="Standard">it will spark new interest in programming among child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08:08:35.89</meta:creation-date>
    <dc:date>2013-10-16T09:49:28.51</dc:date>
    <meta:editing-duration>PT9M49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23" meta:word-count="148" meta:character-count="785"/>
  </office:meta>
</office:document-meta>
</file>